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f849" officeooo:paragraph-rsid="0013f849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8.2000007629395pt" fo:font-weight="bold" officeooo:rsid="0013f849" officeooo:paragraph-rsid="0013f849" style:font-name-asian="WenQuanYi Micro Hei1" style:font-size-asian="18.2000007629395pt" style:font-weight-asian="bold" style:font-name-complex="Lohit Devanagari" style:font-size-complex="18.2000007629395pt" style:font-weight-complex="bold"/>
    </style:style>
    <style:style style:name="P3" style:family="paragraph" style:parent-style-name="Title">
      <style:text-properties style:font-name="WenQuanYi Micro Hei" fo:font-size="24pt" style:font-name-asian="WenQuanYi Micro Hei" style:font-size-asian="24pt" style:font-size-complex="24pt"/>
    </style:style>
    <style:style style:name="T1" style:family="text">
      <style:text-properties style:font-name="Liberation Sans" fo:font-size="18.2000007629395pt" fo:font-weight="bold" style:font-name-asian="WenQuanYi Micro Hei1" style:font-size-asian="18.2000007629395pt" style:font-weight-asian="bold" style:font-name-complex="Lohit Devanagari" style:font-size-complex="18.200000762939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nux tcp 三个接收相关队列分析</text:p>
      <text:h text:style-name="Heading_20_1" text:outline-level="1">前言 为什么要写这篇文章</text:h>
      <text:p text:style-name="P2">第一章 tcp 数据包接收流程</text:p>
      <text:p text:style-name="P2">第二章 receive_queue 队列</text:p>
      <text:p text:style-name="P2">第三章 backlog 队列</text:p>
      <text:p text:style-name="P2">第四章 prequeue 队列</text:p>
      <text:p text:style-name="P2">第五章 direct copy from backlog</text:p>
      <text:p text:style-name="P1"><text:span text:style-name="T1">第六章 direct copy from prequeue</text:span></text:p>
      <text:p text:style-name="P2">总结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4:58:29.086805516</meta:creation-date>
    <meta:generator>LibreOffice/4.2.4.2$Linux_X86_64 LibreOffice_project/420$Build-2</meta:generator>
    <dc:date>2014-10-10T15:30:45.584792602</dc:date>
    <meta:editing-duration>P0D</meta:editing-duration>
    <meta:editing-cycles>1</meta:editing-cycles>
    <meta:document-statistic meta:table-count="0" meta:image-count="0" meta:object-count="0" meta:page-count="1" meta:paragraph-count="9" meta:word-count="68" meta:character-count="155" meta:non-whitespace-character-count="136"/>
  </office:meta>
</office:document-meta>
</file>